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Демидовы; Наследники</text:p>
          </table:table-cell>
          <table:table-cell office:value-type="string" calcext:value-type="string">
            <text:p>978-5-389-29787-6</text:p>
          </table:table-cell>
          <table:table-cell office:value-type="string" calcext:value-type="string">
            <text:p>Демидовы; Наследники</text:p>
          </table:table-cell>
          <table:table-cell office:value-type="string" calcext:value-type="string">
            <text:p>1, 2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978-5-389-25383-4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office:value-type="string" calcext:value-type="string">
            <text:p>Алессандро Мандзони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978-5-389-28109-7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office:value-type="string" calcext:value-type="string">
            <text:p>Саша Соколов</text:p>
          </table:table-cell>
          <table:table-cell office:value-type="string" calcext:value-type="string">
            <text:p>Школа для дураков; Между собакой и волком; Палисандрия; Эссе; Триптих</text:p>
          </table:table-cell>
          <table:table-cell office:value-type="string" calcext:value-type="string">
            <text:p>978-5-389-18306-3</text:p>
          </table:table-cell>
          <table:table-cell office:value-type="string" calcext:value-type="string">
            <text:p>Школа для дураков; Между собакой и волком; Палисандрия; Тревожная куколка; Триптих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office:value-type="string" calcext:value-type="string">
            <text:p>Михаил Елизаров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978-5-17-178203-0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office:value-type="string" calcext:value-type="string">
            <text:p>Александр Абрамов; Сергей Абрамов</text:p>
          </table:table-cell>
          <table:table-cell office:value-type="string" calcext:value-type="string">
            <text:p>Всадники ниоткуда. Трилогия</text:p>
          </table:table-cell>
          <table:table-cell office:value-type="string" calcext:value-type="string">
            <text:p>978-5-389-27633-8</text:p>
          </table:table-cell>
          <table:table-cell office:value-type="string" calcext:value-type="string">
            <text:p>Всадники ниоткуда; Рай без памяти; Серебряный вариант</text:p>
          </table:table-cell>
          <table:table-cell office:value-type="string" calcext:value-type="string">
            <text:p>Всадники ниоткуд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Эдуард Веркин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978-5-04-180535-7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office:value-type="string" calcext:value-type="string">
            <text:p>Альберт Санчес Пиньоль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978-5-389-24332-3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office:value-type="string" calcext:value-type="string">
            <text:p>Альберт Санчес Пиньоль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978-5-389-23811-4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1</text:p>
          </table:table-cell>
          <table:table-cell office:value-type="string" calcext:value-type="string">
            <text:p>978-5-389-16170-2; 978-5-389-16171-9; 978-5-389-16172-6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1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2</text:p>
          </table:table-cell>
          <table:table-cell office:value-type="string" calcext:value-type="string">
            <text:p>978-5-389-16170-2; 978-5-389-16171-9; 978-5-389-16172-7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2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978-5-389-24791-8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1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978-5-389-25415-2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2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978-5-389-30083-5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4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1</text:p>
          </table:table-cell>
          <table:table-cell office:value-type="string" calcext:value-type="string">
            <text:p>978-5-9221-0902-4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1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2</text:p>
          </table:table-cell>
          <table:table-cell office:value-type="string" calcext:value-type="string">
            <text:p>978-5-9221-0537-8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2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2" calcext:value-type="float">
            <text:p>762</text:p>
          </table:table-cell>
          <table:table-cell office:value-type="string" calcext:value-type="string">
            <text:p>Анастасия Демишкевич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978-5-17-147535-2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3" calcext:value-type="float">
            <text:p>763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1</text:p>
          </table:table-cell>
          <table:table-cell office:value-type="string" calcext:value-type="string">
            <text:p>978-5-6054104-6-1</text:p>
          </table:table-cell>
          <table:table-cell office:value-type="string" calcext:value-type="string">
            <text:p>Компас черного капитана; Месть ледовой гончей</text:p>
          </table:table-cell>
          <table:table-cell office:value-type="string" calcext:value-type="string">
            <text:p>1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2</text:p>
          </table:table-cell>
          <table:table-cell office:value-type="string" calcext:value-type="string">
            <text:p>978-5-6054104-7-8</text:p>
          </table:table-cell>
          <table:table-cell office:value-type="string" calcext:value-type="string">
            <text:p>Месть ледовой гончей; Ледовая армия; У теля снежного кита</text:p>
          </table:table-cell>
          <table:table-cell office:value-type="string" calcext:value-type="string">
            <text:p>2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5" calcext:value-type="float">
            <text:p>765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978-5-389-23031-6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978-5-389-19086-3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7" calcext:value-type="float">
            <text:p>767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1-2</text:p>
          </table:table-cell>
          <table:table-cell office:value-type="string" calcext:value-type="string">
            <text:p>978-5-389-21520-7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1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8" calcext:value-type="float">
            <text:p>768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3-4</text:p>
          </table:table-cell>
          <table:table-cell office:value-type="string" calcext:value-type="string">
            <text:p>978-5-389-21521-4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2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9" calcext:value-type="float">
            <text:p>769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978-5-389-18733-7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978-5-389-23511-3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795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06:25:42.824663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10-11T06:54:30.298881142</dc:date>
    <meta:generator>LibreOffice/25.8.1.1$Linux_X86_64 LibreOffice_project/580$Build-1</meta:generator>
    <meta:editing-duration>P1DT8H40M30S</meta:editing-duration>
    <meta:editing-cycles>291</meta:editing-cycles>
    <meta:document-statistic meta:table-count="1" meta:cell-count="5397" meta:object-count="0"/>
    <meta:user-defined meta:name="AppVersion">16.0300</meta:user-defined>
  </office:meta>
</office:document-meta>
</file>